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<text:tab/>É difícil de um livro assustar, independente do motivo, seja por medo, nervosismo, ‘ansiedade’, expectativa alta... enfim. As primeiras 3 páginas me assustaram, eu conseguir sentir densidade pesada e quente <text:s text:c="1"/>do ar, o suor que é escorrido enquanto realiza alguma atividade corpórea no calor e após uma breve pausa, que o suor é ainda mais forte para o corpo diminuir a própria temperatura, os pensamentos intrusivos que o personagem passa e logo em seguida a clareza do Eu (Ego).</text:p>
      <text:p text:style-name="Normal"><text:tab/>Alguns escritores precisam de muitas palavras para descrever alguma situação, outros nem tanto, e ainda assim conseguem ser muito precisos em explicar/exemplificar alguma situação ou sentimento com as palavras. Com certeza, em Vidas Secas , Graciliano consegue passar para o leitor o que significa a seca, a vida na roça - que não é dita, mas dá a entender que seria no nordeste do Brasil - com muita precisão, às vezes até demais. Eu não cheguei a pesquisar algo dele ou sobre, apenas peguei o livro e li; mas a forma de escrita, as palavras regionais e extremamente específicas para descrever os objetos, animais ou ações, com certeza ele deve ter passado boa parte da vida nas condições que a história do livro se encontra, não entra na minha cabeça que uma pessoa conseguiria passar tanta informação sobre um modo de vida como esse sem tê-lo vivenciado. </text:p>
      <text:p text:style-name="Normal"><text:tab/>Ao longo do livro eu tinha a impressão de que se tratava apenas de contar a história de uma família na roça, mas é um pouco mais do que isso, falando sobre educação, estudo, diferença de cultura, gostos, medo de julgamento por parte das pessoas da cidade ou se sentir deslocado e desconfortável com as roupas que vestem; mas o livro é bem triste, no desenrolar da história é notório que a família gostava daquele modo de vida, mas as circunstâncias que presenciavam, principalmente pela seca, não compensavam para continuar vivendo naquele lugar, muito menos com 2 filhos que certamente teriam a mesma vida que seus pais, se não pior, talvez por isso o final foi aque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